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749" officeooo:paragraph-rsid="0013e749"/>
    </style:style>
    <style:style style:name="P2" style:family="paragraph" style:parent-style-name="Standard">
      <style:text-properties officeooo:rsid="0014f0c7" officeooo:paragraph-rsid="0014f0c7"/>
    </style:style>
    <style:style style:name="T1" style:family="text">
      <style:text-properties officeooo:rsid="00160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pha <text:s text:c="2"/>purple</text:p>
      <text:p text:style-name="P1">3 10 <text:s text:c="5"/>blue</text:p>
      <text:p text:style-name="P1">pi <text:s text:c="6"/>red</text:p>
      <text:p text:style-name="P1">extended beta <text:s text:c="2"/>yellow</text:p>
      <text:p text:style-name="P1">bridged beta <text:s/>tan</text:p>
      <text:p text:style-name="P1">turn <text:s text:c="2"/>cyan</text:p>
      <text:p text:style-name="P1">coil whi<text:span text:style-name="T1">t</text:span>e</text:p>
      <text:p text:style-name="P1"/>
      <text:p text:style-name="P2">SITE <text:s text:c="4"/>1 AC1 <text:s/>9 LEU A 311 <text:s/>ASN A 312 <text:s/>VAL A 315 <text:s/>B7G A 921 <text:s text:c="19"/></text:p>
      <text:p text:style-name="P2">SITE <text:s text:c="4"/>2 AC1 <text:s/>9 LYS B 319 <text:s/>LEU B 468 <text:s/>GLU B 471 <text:s/>LYS B 474 <text:s text:c="19"/></text:p>
      <text:p text:style-name="P2">SITE <text:s text:c="4"/>3 AC1 <text:s/>9 ASP B 475 <text:s text:c="52"/></text:p>
      <text:p text:style-name="P2">SITE <text:s text:c="4"/>1 AC2 10 THR A 297 <text:s/>LYS A 319 <text:s/>GLU A 471 <text:s/>LYS A 474 <text:s text:c="19"/></text:p>
      <text:p text:style-name="P2">SITE <text:s text:c="4"/>2 AC2 10 B7G A 920 <text:s/>HOH A 994 <text:s/>PHE B 310 <text:s/>LEU B 311 <text:s text:c="19"/></text:p>
      <text:p text:style-name="P2">SITE <text:s text:c="4"/>3 AC2 10 ASN B 312 <text:s/>THR B 316 <text:s text:c="41"/></text:p>
      <text:p text:style-name="P2">SITE <text:s text:c="4"/>1 AC3 11 LEU A 255 <text:s/>CYS A 285 <text:s/>THR A 289 <text:s/>HIS A 323 <text:s text:c="19"/></text:p>
      <text:p text:style-name="P2">SITE <text:s text:c="4"/>2 AC3 11 LEU A 339 <text:s/>VAL A 341 <text:s/>VAL A 348 <text:s/>HIS A 449 <text:s text:c="19"/></text:p>
      <text:p text:style-name="P2">SITE <text:s text:c="4"/>3 AC3 11 MET A 453 <text:s/>LEU A 469 <text:s/>TYR A 473 <text:s text:c="30"/></text:p>
      <text:p text:style-name="P2">SITE <text:s text:c="4"/>1 AC4 <text:s/>8 CYS B 285 <text:s/>THR B 289 <text:s/>HIS B 323 <text:s/>ILE B 364 <text:s text:c="19"/></text:p>
      <text:p text:style-name="P2">SITE <text:s text:c="4"/>2 AC4 <text:s/>8 HIS B 449 <text:s/>MET B 453 <text:s/>LEU B 469 <text:s/>TYR B 473 <text:s text:c="19"/></text:p>
      <text:p text:style-name="P1"/>
      <text:p text:style-name="P2">SITE_DESCRIPTION: BINDING SITE FOR RESIDUE B7G A 920 <text:s text:c="16"/></text:p>
      <text:p text:style-name="P2">REMARK 800 SITE_IDENTIFIER: AC2 <text:s text:c="48"/></text:p>
      <text:p text:style-name="P2">EVIDENCE_CODE: SOFTWARE <text:s text:c="45"/></text:p>
      <text:p text:style-name="P2">SITE_DESCRIPTION: BINDING SITE FOR RESIDUE B7G A 921 <text:s text:c="81"/></text:p>
      <text:p text:style-name="P2">SITE_IDENTIFIER: AC3 <text:s text:c="48"/></text:p>
      <text:p text:style-name="P2">EVIDENCE_CODE: SOFTWARE <text:s text:c="45"/></text:p>
      <text:p text:style-name="P2">SITE_DESCRIPTION: BINDING SITE FOR RESIDUE VCA A 201 <text:s text:c="67"/></text:p>
      <text:p text:style-name="P2">SITE_IDENTIFIER: AC4 <text:s text:c="48"/></text:p>
      <text:p text:style-name="P2">EVIDENCE_CODE: SOFTWARE <text:s text:c="45"/></text:p>
      <text:p text:style-name="P2">SITE_DESCRIPTION: BINDING SITE FOR RESIDUE VCA B 478 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8:49:00.894942838</meta:creation-date>
    <dc:date>2018-10-19T14:55:58.981331112</dc:date>
    <meta:editing-duration>PT4H53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21" meta:character-count="1797" meta:non-whitespace-character-count="755"/>
  </office:meta>
</office:document-meta>
</file>